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1.9945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NDRE SCHMIDT DELLAMEA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RISTIANO MAZZUTTI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DANIEL BIASOLI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DGAR CAMILO VOLPATO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DMAR PESSOA ARAÚJO NETO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LTON NICOLETTI MATHIAS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EVALDO GALVÃO MENDONÇA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ÁBIO OTTOBELI MACHADO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EOVANI RICARDO WIEDENHÖFT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HENRIQUE VICENTINI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JULIANO FOLETTO RECKZIEGEL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CELO VEIGA NEVES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RCUS ROSA PEREIRA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TEUS BECK RUTZIG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AFAEL KEMPFER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AFAEL PEREIRA PIRES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ICARDO LAURINI SILVA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ICARDO MIOTTO REDIN</text:p>
          </table:table-cell>
          <table:table-cell office:value-type="float" office:value="2005">
            <text:p>2005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UBENS CESAR BELUSSO</text:p>
          </table:table-cell>
          <table:table-cell office:value-type="float" office:value="2005">
            <text:p>20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2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21:41</dc:date>
    <meta:document-statistic meta:table-count="1" meta:cell-count="80" meta:object-count="0"/>
    <meta:generator>OpenOffice.org/3.4.1$Unix OpenOffice.org_project/341m1$Build-9593</meta:generator>
  </office:meta>
</office:document-meta>
</file>